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3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ac5ac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55b" style:text-blinking="false" fo:background-color="transparent"/>
    </style:style>
    <style:style style:name="P9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8485" style:text-blinking="false" fo:background-color="transparent"/>
    </style:style>
    <style:style style:name="P10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b1cf" style:text-blinking="false" fo:background-color="transparent"/>
    </style:style>
    <style:style style:name="P11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1fac1" style:text-blinking="false" fo:background-color="transparent"/>
    </style:style>
    <style:style style:name="P12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13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061d" officeooo:paragraph-rsid="001abaa9" style:text-blinking="false" fo:background-color="transparent"/>
    </style:style>
    <style:style style:name="P14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d8485" style:text-blinking="false" fo:background-color="transparent"/>
    </style:style>
    <style:style style:name="P15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21fac1" style:text-blinking="false" fo:background-color="transparent"/>
    </style:style>
    <style:style style:name="T1" style:family="text">
      <style:text-properties officeooo:rsid="000ac5ac"/>
    </style:style>
    <style:style style:name="T2" style:family="text">
      <style:text-properties officeooo:rsid="0000e848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12e55b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1aba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d8485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officeooo:rsid="0020b1c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21fac1" style:text-blinking="false" fo:background-color="transparent" loext:char-shading-value="0"/>
    </style:style>
    <style:style style:name="T10" style:family="text">
      <style:text-properties officeooo:rsid="000d41e4"/>
    </style:style>
    <style:style style:name="T11" style:family="text">
      <style:text-properties officeooo:rsid="00024720"/>
    </style:style>
    <style:style style:name="T12" style:family="text">
      <style:text-properties officeooo:rsid="0004f3f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7 – </text:span><text:span text:style-name="T9">ROIs</text:span></text:p>
      <text:p text:style-name="P5"/>
      <text:p text:style-name="P5"/>
      <text:p text:style-name="P5"/>
      <text:p text:style-name="P6">Learning Outcomes</text:p>
      <text:p text:style-name="P5"/>
      <text:list xml:id="list1833740736" text:style-name="L1">
        <text:list-item>
          <text:p text:style-name="P15">Use tools such as freehand selection, magic wand and create selection to generate ROIs</text:p>
        </text:list-item>
        <text:list-item>
          <text:p text:style-name="P11"><text:span text:style-name="T12">Employ</text:span> the ROI Manager to store, save and recall ROIs.</text:p>
        </text:list-item>
        <text:list-item>
          <text:p text:style-name="P15">Apply an ROI manager mask to another image </text:p>
        </text:list-item>
      </text:list>
      <text:p text:style-name="P2"/>
      <text:p text:style-name="P2"/>
      <text:p text:style-name="P4">Session summary</text:p>
      <text:p text:style-name="P4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6-07T16:45:47.313136522</dc:date>
    <meta:editing-duration>P1DT1H43M5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2" meta:character-count="234" meta:non-whitespace-character-count="199"/>
  </office:meta>
</office:document-meta>
</file>